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Atkinson Hyperlegible" svg:font-family="'Atkinson Hyperlegible'" style:font-family-generic="modern"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Atkinson Hyperlegible" fo:font-size="21pt" fo:font-weight="bold" officeooo:rsid="0017299c" officeooo:paragraph-rsid="0011d797" style:font-size-asian="18.3500003814697pt" style:font-weight-asian="bold" style:font-size-complex="21pt" style:font-weight-complex="bold"/>
    </style:style>
    <style:style style:name="P2" style:family="paragraph" style:parent-style-name="Standard">
      <style:text-properties style:font-name="Atkinson Hyperlegible" fo:font-size="18pt" fo:font-weight="normal" officeooo:rsid="0017299c" officeooo:paragraph-rsid="0011d797" style:font-size-asian="15.75pt" style:font-weight-asian="normal" style:font-size-complex="18pt" style:font-weight-complex="normal"/>
    </style:style>
    <style:style style:name="P3" style:family="paragraph" style:parent-style-name="Standard">
      <style:text-properties style:font-name="Atkinson Hyperlegible" fo:font-size="13pt" fo:font-weight="normal" officeooo:rsid="0017299c" officeooo:paragraph-rsid="002a310c" style:font-size-asian="13pt" style:font-weight-asian="normal" style:font-size-complex="13pt" style:font-weight-complex="normal"/>
    </style:style>
    <style:style style:name="P4" style:family="paragraph" style:parent-style-name="Standard">
      <style:text-properties style:font-name="Atkinson Hyperlegible" fo:font-size="13pt" fo:font-weight="normal" officeooo:rsid="002a310c" officeooo:paragraph-rsid="00178f48" style:font-size-asian="13pt" style:font-weight-asian="normal" style:font-size-complex="13pt" style:font-weight-complex="normal"/>
    </style:style>
    <style:style style:name="P5" style:family="paragraph" style:parent-style-name="Standard">
      <style:text-properties style:font-name="Atkinson Hyperlegible" fo:font-size="13pt" fo:font-weight="normal" officeooo:rsid="0017299c" officeooo:paragraph-rsid="00178f48" style:font-size-asian="13pt" style:font-weight-asian="normal" style:font-size-complex="13pt" style:font-weight-complex="normal"/>
    </style:style>
    <style:style style:name="P6" style:family="paragraph" style:parent-style-name="Standard">
      <style:text-properties style:font-name="Atkinson Hyperlegible" fo:font-size="13pt" fo:font-weight="normal" officeooo:rsid="002aab56" officeooo:paragraph-rsid="002aab56" style:font-size-asian="13pt" style:font-weight-asian="normal" style:font-size-complex="13pt" style:font-weight-complex="normal"/>
    </style:style>
    <style:style style:name="P7" style:family="paragraph" style:parent-style-name="Standard">
      <style:text-properties style:text-position="0% 100%" style:font-name="Atkinson Hyperlegible" fo:font-size="13pt" fo:font-style="normal" fo:font-weight="normal" officeooo:rsid="002aab56" officeooo:paragraph-rsid="002aab56" style:font-size-asian="13pt" style:font-style-asian="normal" style:font-weight-asian="normal" style:font-size-complex="13pt" style:font-style-complex="normal" style:font-weight-complex="normal"/>
    </style:style>
    <style:style style:name="T1" style:family="text">
      <style:text-properties officeooo:rsid="00161b75"/>
    </style:style>
    <style:style style:name="T2" style:family="text">
      <style:text-properties officeooo:rsid="002a11f4"/>
    </style:style>
    <style:style style:name="T3" style:family="text">
      <style:text-properties fo:font-size="14pt" style:font-size-asian="14pt" style:font-size-complex="14pt"/>
    </style:style>
    <style:style style:name="T4" style:family="text">
      <style:text-properties fo:font-weight="bold" style:font-weight-asian="bold" style:font-weight-complex="bold"/>
    </style:style>
    <style:style style:name="T5" style:family="text">
      <style:text-properties officeooo:rsid="002a310c"/>
    </style:style>
    <style:style style:name="T6" style:family="text">
      <style:text-properties style:font-name="Liberation Serif" officeooo:rsid="002a310c"/>
    </style:style>
    <style:style style:name="T7" style:family="text">
      <style:text-properties fo:font-style="italic" officeooo:rsid="002a310c" style:font-style-asian="italic" style:font-style-complex="italic"/>
    </style:style>
    <style:style style:name="T8" style:family="text">
      <style:text-properties style:text-position="super 58%" officeooo:rsid="002a310c"/>
    </style:style>
    <style:style style:name="T9" style:family="text">
      <style:text-properties style:text-position="0% 100%" officeooo:rsid="002a310c"/>
    </style:style>
    <style:style style:name="T10" style:family="text">
      <style:text-properties style:text-position="0% 100%" fo:font-style="italic" officeooo:rsid="002a310c" style:font-style-asian="italic" style:font-style-complex="italic"/>
    </style:style>
    <style:style style:name="T11" style:family="text">
      <style:text-properties style:text-position="0% 100%" style:font-name="Atkinson Hyperlegible" officeooo:rsid="002a310c"/>
    </style:style>
    <style:style style:name="T12" style:family="text">
      <style:text-properties style:font-name="Atkinson Hyperlegible" officeooo:rsid="002a310c"/>
    </style:style>
    <style:style style:name="T13" style:family="text">
      <style:text-properties style:text-position="0% 100%" fo:font-style="italic" officeooo:rsid="002aab56" style:font-style-asian="italic" style:font-style-complex="italic"/>
    </style:style>
    <style:style style:name="T14" style:family="text">
      <style:text-properties style:text-position="0% 100%" fo:font-style="normal" officeooo:rsid="002aab56" style:font-style-asian="normal" style:font-style-complex="normal"/>
    </style:style>
    <style:style style:name="T15" style:family="text">
      <style:text-properties style:text-position="sub 58%" fo:font-style="normal" officeooo:rsid="002aab56" style:font-style-asian="normal" style:font-style-complex="normal"/>
    </style:style>
    <style:style style:name="T16" style:family="text">
      <style:text-properties style:text-position="0% 100%" officeooo:rsid="002aab56"/>
    </style:style>
    <style:style style:name="T17" style:family="text">
      <style:text-properties style:text-position="super 58%" fo:font-style="italic" officeooo:rsid="002aab56" style:font-style-asian="italic" style:font-style-complex="italic"/>
    </style:style>
    <style:style style:name="T18" style:family="text">
      <style:text-properties style:text-position="super 58%" fo:font-style="normal" officeooo:rsid="002aab56" style:font-style-asian="normal" style:font-style-complex="normal"/>
    </style:style>
    <style:style style:name="T19" style:family="text">
      <style:text-properties style:text-position="0% 100%" style:font-name="Atkinson Hyperlegible" fo:font-style="normal" officeooo:rsid="002aab56" style:font-style-asian="normal" style:font-style-complex="normal"/>
    </style:style>
    <style:style style:name="T20" style:family="text">
      <style:text-properties style:text-position="0% 100%" fo:font-style="normal" fo:font-weight="bold" style:font-style-asian="normal" style:font-weight-asian="bold" style:font-style-complex="normal" style:font-weight-complex="bold"/>
    </style:style>
    <style:style style:name="T21" style:family="text">
      <style:text-properties style:text-position="0% 100%" fo:font-style="normal" style:font-style-asian="normal" style:font-style-complex="normal"/>
    </style:style>
    <style:style style:name="T22" style:family="text">
      <style:text-properties style:text-position="0% 100%" style:font-name="Atkinson Hyperlegible" fo:font-style="normal" style:font-style-asian="normal" style:font-style-complex="normal"/>
    </style:style>
    <style:style style:name="T23" style:family="text">
      <style:text-properties style:text-position="0% 100%" fo:font-style="italic" style:font-style-asian="italic" style:font-style-complex="italic"/>
    </style:style>
    <style:style style:name="T24" style:family="text">
      <style:text-properties style:text-position="super 58%" fo:font-style="normal" style:font-style-asian="normal" style:font-style-complex="normal"/>
    </style:style>
    <style:style style:name="T25" style:family="text">
      <style:text-properties style:text-position="0% 100%" fo:font-style="normal" officeooo:rsid="002a310c" style:font-style-asian="normal" style:font-style-complex="normal"/>
    </style:style>
    <style:style style:name="T26" style:family="text">
      <style:text-properties style:text-position="0% 100%" style:font-name="Atkinson Hyperlegible" fo:font-style="normal" officeooo:rsid="002a310c" style:font-style-asian="normal" style:font-style-complex="normal"/>
    </style:style>
    <style:style style:name="T27" style:family="text">
      <style:text-properties style:text-position="sub 58%" fo:font-style="normal" style:font-style-asian="normal" style:font-style-complex="normal"/>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yan Christopher</text:p>
      <text:p text:style-name="P1">MET CS<text:span text:style-name="T1">5</text:span>66</text:p>
      <text:p text:style-name="P1">Assignment <text:span text:style-name="T2">2</text:span></text:p>
      <text:p text:style-name="P2"><text:span text:style-name="T3"/></text:p>
      <text:p text:style-name="P3"><text:span text:style-name="T4">1.</text:span> <text:span text:style-name="T5">For each of the following pairs of functions, either f(n) is in O(g(n)), f(n) is in </text:span><text:span text:style-name="T6">Ω</text:span><text:span text:style-name="T5">(g(n)),</text:span></text:p>
      <text:p text:style-name="P3"><text:span text:style-name="T5"><text:s text:c="3"/>or f(n) = </text:span><text:span text:style-name="T6">Θ</text:span><text:span text:style-name="T5">(g(n)). Determine which relationship is correct and briefly explain why.</text:span></text:p>
      <text:p text:style-name="P4"><text:tab/></text:p>
      <text:p text:style-name="P5"><text:span text:style-name="T5"><text:tab/>a) f(n) = log(</text:span><text:span text:style-name="T7">n</text:span><text:span text:style-name="T8">2</text:span><text:span text:style-name="T9">)<text:tab/><text:tab/>g(n) = log(</text:span><text:span text:style-name="T10">n</text:span><text:span text:style-name="T9">) + 5</text:span></text:p>
      <text:p text:style-name="P5"><text:span text:style-name="T11"/></text:p>
      <text:p text:style-name="P5"><text:span text:style-name="T11"/></text:p>
      <text:p text:style-name="P5"><text:span text:style-name="T9"><text:tab/>b) f(n) = </text:span><text:span text:style-name="T9"><draw:frame draw:style-name="fr1" draw:name="Object1" text:anchor-type="as-char" svg:y="-0.1638in" svg:width="0.1917in" svg:height="0.2in" draw:z-index="0"><draw:object xlink:href="./Object 1" xlink:type="simple" xlink:show="embed" xlink:actuate="onLoad"/><draw:image xlink:href="./ObjectReplacements/Object 1" xlink:type="simple" xlink:show="embed" xlink:actuate="onLoad"/></draw:frame></text:span><text:span text:style-name="T9"><text:tab/><text:tab/><text:tab/>g(n) = log(</text:span><text:span text:style-name="T10">n</text:span><text:span text:style-name="T8">2</text:span><text:span text:style-name="T9">)</text:span></text:p>
      <text:p text:style-name="P5"><text:span text:style-name="T12"/></text:p>
      <text:p text:style-name="P5"><text:span text:style-name="T12"/></text:p>
      <text:p text:style-name="P3"><text:span text:style-name="T9"><text:tab/>c) f(n) = </text:span><text:span text:style-name="T13">n</text:span><text:span text:style-name="T9"><text:tab/><text:tab/><text:tab/>g(n) = </text:span><text:span text:style-name="T13">n</text:span><text:span text:style-name="T14">log</text:span><text:span text:style-name="T15">2</text:span><text:span text:style-name="T14">(</text:span><text:span text:style-name="T13">n</text:span><text:span text:style-name="T14">)</text:span></text:p>
      <text:p text:style-name="P3"><text:span text:style-name="T11"/></text:p>
      <text:p text:style-name="P3"><text:span text:style-name="T11"/></text:p>
      <text:p text:style-name="P3"><text:span text:style-name="T9"><text:tab/>d) f(n) = </text:span><text:span text:style-name="T16">10</text:span><text:span text:style-name="T9"><text:tab/><text:tab/><text:tab/>g(n) = </text:span><text:span text:style-name="T16">log(10)</text:span></text:p>
      <text:p text:style-name="P3"><text:span text:style-name="T11"/></text:p>
      <text:p text:style-name="P3"><text:span text:style-name="T11"/></text:p>
      <text:p text:style-name="P3"><text:span text:style-name="T9"><text:tab/>e) f(n) = </text:span><text:span text:style-name="T16">2</text:span><text:span text:style-name="T17">n</text:span><text:span text:style-name="T9"><text:tab/><text:tab/><text:tab/>g(n) = </text:span><text:span text:style-name="T16">10</text:span><text:span text:style-name="T13">n</text:span><text:span text:style-name="T18">2</text:span></text:p>
      <text:p text:style-name="P3"><text:span text:style-name="T19"/></text:p>
      <text:p text:style-name="P3"><text:span text:style-name="T19"/></text:p>
      <text:p text:style-name="P3"><text:span text:style-name="T19"/></text:p>
      <text:p text:style-name="P3"><text:span text:style-name="T19"/></text:p>
      <text:p text:style-name="P3"><text:span text:style-name="T19"/></text:p>
      <text:p text:style-name="P6"><text:span text:style-name="T20">2.</text:span><text:span text:style-name="T21"> Use Master Theorem, Master Theorem Extension or Substitution Method</text:span></text:p>
      <text:p text:style-name="P6"><text:span text:style-name="T22"/></text:p>
      <text:p text:style-name="P6"><text:span text:style-name="T21"><text:tab/>a) T(</text:span><text:span text:style-name="T23">n</text:span><text:span text:style-name="T21">) = 2T(</text:span><text:span text:style-name="T23">n </text:span><text:span text:style-name="T21">/ 3) + n</text:span><text:span text:style-name="T24">3</text:span></text:p>
      <text:p text:style-name="P6"><text:span text:style-name="T22"/></text:p>
      <text:p text:style-name="P6"><text:span text:style-name="T22"/></text:p>
      <text:p text:style-name="P6"><text:span text:style-name="T21"><text:tab/>b) T(</text:span><text:span text:style-name="T23">n</text:span><text:span text:style-name="T21">) = T((9/10)</text:span><text:span text:style-name="T23">n</text:span><text:span text:style-name="T21">) + </text:span><text:span text:style-name="T25"><draw:frame draw:style-name="fr1" draw:name="Object2" text:anchor-type="as-char" svg:y="-0.1638in" svg:width="0.1917in" svg:height="0.2in" draw:z-index="1"><draw:object xlink:href="./Object 2" xlink:type="simple" xlink:show="embed" xlink:actuate="onLoad"/><draw:image xlink:href="./ObjectReplacements/Object 2" xlink:type="simple" xlink:show="embed" xlink:actuate="onLoad"/><svg:desc>formula</svg:desc></draw:frame></text:span></text:p>
      <text:p text:style-name="P6"><text:span text:style-name="T26"/></text:p>
      <text:p text:style-name="P6"><text:span text:style-name="T26"/></text:p>
      <text:p text:style-name="P6"><text:span text:style-name="T25"><text:tab/></text:span><text:span text:style-name="T21">c) T(</text:span><text:span text:style-name="T23">n</text:span><text:span text:style-name="T21">) = 16T(</text:span><text:span text:style-name="T23">n</text:span><text:span text:style-name="T21">/4) + </text:span><text:span text:style-name="T23">n</text:span><text:span text:style-name="T24">2</text:span></text:p>
      <text:p text:style-name="P6"><text:span text:style-name="T22"/></text:p>
      <text:p text:style-name="P6"><text:span text:style-name="T22"/></text:p>
      <text:p text:style-name="P6"><text:span text:style-name="T21"><text:tab/>d) T(</text:span><text:span text:style-name="T23">n</text:span><text:span text:style-name="T21">) = T(</text:span><text:span text:style-name="T23">n</text:span><text:span text:style-name="T21"> – 3) + </text:span><text:span text:style-name="T23">n</text:span></text:p>
      <text:p text:style-name="P7"><text:tab/></text:p>
      <text:p text:style-name="P6"><text:span text:style-name="T22"/></text:p>
      <text:p text:style-name="P6"><text:span text:style-name="T21"><text:tab/>e) T(</text:span><text:span text:style-name="T23">n</text:span><text:span text:style-name="T21">) = 3T(</text:span><text:span text:style-name="T23">n –</text:span><text:span text:style-name="T21"> 1) + 1, T(1) = 1</text:span></text:p>
      <text:p text:style-name="P6"><text:span text:style-name="T22"/></text:p>
      <text:p text:style-name="P6"><text:soft-page-break/><text:span text:style-name="T22"/></text:p>
      <text:p text:style-name="P6"><text:span text:style-name="T20">3.</text:span><text:span text:style-name="T21"> How many inversions (swaps) requires sorting the following lists? A pair of elements (p</text:span><text:span text:style-name="T27">i</text:span><text:span text:style-name="T21">, p</text:span><text:span text:style-name="T27">j</text:span><text:span text:style-name="T21">) is called an inversion in a list permutation p if I &gt; j and p</text:span><text:span text:style-name="T27">i</text:span><text:span text:style-name="T21"> &lt; p</text:span><text:span text:style-name="T27">j</text:span><text:span text:style-name="T21">. Show your work in details, name a sorting algorithm in use.</text:span></text:p>
      <text:p text:style-name="P6"><text:span text:style-name="T22"/></text:p>
      <text:p text:style-name="P7"><text:tab/>a) (5, 2, 3, 4, 1)</text:p>
      <text:p text:style-name="P6"><text:span text:style-name="T22"/></text:p>
      <text:p text:style-name="P6"><text:span text:style-name="T22"/></text:p>
      <text:p text:style-name="P6"><text:span text:style-name="T22"/></text:p>
      <text:p text:style-name="P7"><text:tab/>b) (1, 2, 3, 4, 5)</text:p>
      <text:p text:style-name="P6"><text:span text:style-name="T22"/></text:p>
      <text:p text:style-name="P6"><text:span text:style-name="T22"/></text:p>
      <text:p text:style-name="P6"><text:span text:style-name="T22"/></text:p>
      <text:p text:style-name="P7"><text:tab/>c) (5, 1, 2, 3, 4)</text:p>
      <text:p text:style-name="P6"><text:span text:style-name="T22"/></text:p>
      <text:p text:style-name="P6"><text:span text:style-name="T22"/></text:p>
      <text:p text:style-name="P6"><text:span text:style-name="T22"/></text:p>
      <text:p text:style-name="P6"><text:span text:style-name="T22"/></text:p>
      <text:p text:style-name="P6"><text:span text:style-name="T20">4.</text:span><text:span text:style-name="T21"> Let us consider one of the easiest sorting algorithms – Maxsort. It works as follows: Find the largest key, say max, in the unsorted section of array (initially the whole array) and then interchange max with the element in the last position in the unsorted section. Now max is considered part of the sorted section consisting of larger keys at the end of the array. It is no longer in the unsorted section. Repeat this until the whole array is sorted.</text:span></text:p>
      <text:p text:style-name="P6"><text:span text:style-name="T22"/></text:p>
      <text:p text:style-name="P6"><text:span text:style-name="T21"><text:tab/>a) Write an algorithm for Maxsort assuming an array E contains </text:span><text:span text:style-name="T23">n</text:span><text:span text:style-name="T21"> elements to be </text:span></text:p>
      <text:p text:style-name="P6"><text:span text:style-name="T21"><text:tab/> <text:s text:c="3"/>sorted, with indexes 0, 1, … , </text:span><text:span text:style-name="T23">n</text:span><text:span text:style-name="T21"> – 1. </text:span></text:p>
      <text:p text:style-name="P6"><text:span text:style-name="T22"/></text:p>
      <text:p text:style-name="P6"><text:span text:style-name="T22"/></text:p>
      <text:p text:style-name="P6"><text:span text:style-name="T22"/></text:p>
      <text:p text:style-name="P7"><text:tab/>b) How many comparisons of keys does Maxsort do in the worst case and on </text:p>
      <text:p text:style-name="P7"><text:tab/> <text:s text:c="3"/>average?</text:p>
      <text:p text:style-name="P6"><text:span text:style-name="T22"/></text:p>
      <text:p text:style-name="P6"><text:span text:style-name="T22"/></text:p>
      <text:p text:style-name="P6"><text:span text:style-name="T22"/></text:p>
      <text:p text:style-name="P7">Submit source code, test cases, results, and the answers to part (b).</text:p>
      <text:p text:style-name="P6"><text:span text:style-name="T22"/></text:p>
      <text:p text:style-name="P6"><text:span text:style-name="T22"/></text:p>
      <text:p text:style-name="P6"><text:span text:style-name="T22"/></text:p>
      <text:p text:style-name="P6"><text:span text:style-name="T22"/></text:p>
      <text:p text:style-name="P6"><text:span text:style-name="T22"/></text:p>
      <text:p text:style-name="P6"><text:span text:style-name="T22"/></text:p>
      <text:p text:style-name="P6"><text:soft-page-break/><text:span text:style-name="T20">5.</text:span><text:span text:style-name="T21"> Come up with an algorithm to convert 2025 using Roman numerals. Write a code for it. What about 3998 and 5999? Please provide Roman representation of all input number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Atkinson Hyperlegible" svg:font-family="'Atkinson Hyperlegible'" style:font-family-generic="modern"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in" fo:margin-left="0in" fo:margin-right="0in"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0T15:59:21.037000000</meta:creation-date>
    <meta:generator>LibreOffice/24.8.4.2$Windows_X86_64 LibreOffice_project/bb3cfa12c7b1bf994ecc5649a80400d06cd71002</meta:generator>
    <dc:date>2025-02-11T00:09:46.269000000</dc:date>
    <meta:editing-duration>PT3H36M37S</meta:editing-duration>
    <meta:editing-cycles>11</meta:editing-cycles>
    <meta:document-statistic meta:table-count="0" meta:image-count="0" meta:object-count="2" meta:page-count="3" meta:paragraph-count="29" meta:word-count="344" meta:character-count="1759" meta:non-whitespace-character-count="1394"/>
  </office:meta>
</office:document-meta>
</file>

<file path=Object 1/content.xml><?xml version="1.0" encoding="utf-8"?>
<math xmlns="http://www.w3.org/1998/Math/MathML" display="block">
  <semantics>
    <msqrt>
      <mi>n</mi>
    </msqrt>
    <annotation encoding="StarMath 5.0">sqrt{n} </annotation>
  </semantics>
</math>
</file>

<file path=Object 2/content.xml><?xml version="1.0" encoding="utf-8"?>
<math xmlns="http://www.w3.org/1998/Math/MathML" display="block">
  <semantics>
    <msqrt>
      <mi>n</mi>
    </msqrt>
    <annotation encoding="StarMath 5.0">sqrt{n} </annotation>
  </semantics>
</math>
</file>